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977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2.448cm" svg:height="10.227cm" svg:x="7.887cm" svg:y="5.447cm">
          <draw:text-box>
            <text:p text:style-name="P1"><text:span text:style-name="T1">解压</text:span></text:p>
            <text:p text:style-name="P1"><text:span text:style-name="T1">tar –xvf file.tar //</text:span><text:span text:style-name="T1">解压 </text:span><text:span text:style-name="T1">tar</text:span><text:span text:style-name="T1">包</text:span></text:p>
            <text:p text:style-name="P1"><text:span text:style-name="T1">tar -xzvf file.tar.gz //</text:span><text:span text:style-name="T1">解压</text:span><text:span text:style-name="T1">tar.gz</text:span></text:p>
            <text:p text:style-name="P1"><text:span text:style-name="T1">tar -xjvf file.tar.bz2 //</text:span><text:span text:style-name="T1">解压 </text:span><text:span text:style-name="T1">tar.bz2</text:span></text:p>
            <text:p text:style-name="P1"><text:span text:style-name="T1">tar –xZvf file.tar.Z //</text:span><text:span text:style-name="T1">解压</text:span><text:span text:style-name="T1">tar.Z</text:span></text:p>
            <text:p text:style-name="P1"><text:span text:style-name="T1">unrar x file.rar //</text:span><text:span text:style-name="T1">解压</text:span><text:span text:style-name="T1">rar</text:span></text:p>
            <text:p text:style-name="P1"><text:span text:style-name="T1">unzip file.zip //</text:span><text:span text:style-name="T1">解压</text:span><text:span text:style-name="T1">zip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0:44:19.710851665</meta:creation-date>
    <dc:date>2019-08-09T13:48:50.461734426</dc:date>
    <meta:editing-duration>PT18M35S</meta:editing-duration>
    <meta:editing-cycles>2</meta:editing-cycles>
    <meta:generator>LibreOffice/5.1.6.2$Linux_X86_64 LibreOffice_project/10m0$Build-2</meta:generator>
    <meta:document-statistic meta:object-count="24"/>
  </office:meta>
</office:document-meta>
</file>